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c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enter basic salary”</text:p>
      <text:p text:style-name="Standard"/>
      <text:p text:style-name="Standard">read bs</text:p>
      <text:p text:style-name="Standard"/>
      <text:p text:style-name="Standard">hra=<text:span text:style-name="T1">`</text:span>echo $bs \* 10 / 100 | bc<text:span text:style-name="T1">`</text:span></text:p>
      <text:p text:style-name="Standard"/>
      <text:p text:style-name="Standard">ta=<text:span text:style-name="T1">`</text:span>echo $bs \* 15 / 100 | bc<text:span text:style-name="T1">`</text:span></text:p>
      <text:p text:style-name="Standard"/>
      <text:p text:style-name="Standard">da=<text:span text:style-name="T1">`</text:span>echo $bs \* 2 / 100 | bc<text:span text:style-name="T1">`</text:span></text:p>
      <text:p text:style-name="Standard"/>
      <text:p text:style-name="Standard">tax=<text:span text:style-name="T1">`</text:span>echo $bs \* 5 / 100 | b<text:span text:style-name="T1">c`</text:span></text:p>
      <text:p text:style-name="Standard"/>
      <text:p text:style-name="Standard">pf=<text:span text:style-name="T1">`</text:span>echo $bs \* 10 / 100 | bc<text:span text:style-name="T1">`</text:span></text:p>
      <text:p text:style-name="Standard"/>
      <text:p text:style-name="Standard">add=<text:span text:style-name="T1">`</text:span>echo $hra + $ta + $da | bc<text:span text:style-name="T1">`</text:span></text:p>
      <text:p text:style-name="Standard"/>
      <text:p text:style-name="Standard">ded=<text:span text:style-name="T1">`</text:span>echo $tax + $pf | bc<text:span text:style-name="T1">`</text:span></text:p>
      <text:p text:style-name="Standard"/>
      <text:p text:style-name="Standard">netsal=<text:span text:style-name="T1">`</text:span>echo $bs + $add - $ded | bc<text:span text:style-name="T1">`</text:span></text:p>
      <text:p text:style-name="Standard"/>
      <text:p text:style-name="Standard">echo net salary is $nets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15:07.174000000</dc:date>
    <meta:editing-duration>PT9M31S</meta:editing-duration>
    <meta:editing-cycles>7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1" meta:word-count="73" meta:character-count="302" meta:non-whitespace-character-count="240"/>
  </office:meta>
</office:document-meta>
</file>